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Validity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Validity.isValid( SourceValidity s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Validi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Validit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Validity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Validity.EventValidity( Event 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Validity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